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<text:span text:style-name="T1">ROOMS_MASTER</text:span></text:p>
      <text:p text:style-name="Standard">extend conflict need to redirect correctly</text:p>
      <text:p text:style-name="Standard">need to figure out how to get and display ownerless rooms</text:p>
      <text:p text:style-name="Standard"/>
      <text:p text:style-name="Standard">Redirect for My_Guests goes to Rooms Master for superusers, not what to do about tha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soft-page-break/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23:29:13.89</dc:date>
    <dc:creator>Trevor Pierson</dc:creator>
    <meta:editing-duration>P2DT15H41M9S</meta:editing-duration>
    <meta:editing-cycles>30</meta:editing-cycles>
    <meta:generator>OpenOffice/4.1.13$Win32 OpenOffice.org_project/4113m1$Build-9810</meta:generator>
    <meta:document-statistic meta:table-count="0" meta:image-count="0" meta:object-count="0" meta:page-count="2" meta:paragraph-count="41" meta:word-count="321" meta:character-count="1816"/>
  </office:meta>
</office:document-meta>
</file>